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011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4.90000009536743pt" style:text-underline-style="none" style:font-size-asian="4.90000009536743pt" style:font-size-complex="4.90000009536743pt"/>
    </style:style>
    <style:style style:name="P5" style:family="paragraph">
      <style:text-properties fo:font-size="6pt" style:text-underline-style="solid" style:text-underline-width="auto" style:text-underline-color="font-color" style:font-size-asian="6pt" style:font-size-complex="6pt"/>
    </style:style>
    <style:style style:name="T1" style:family="text">
      <style:text-properties fo:color="#ffffff" style:text-underline-style="none"/>
    </style:style>
    <style:style style:name="T2" style:family="text">
      <style:text-properties fo:font-size="4.90000009536743pt" style:text-underline-style="none" style:font-size-asian="4.90000009536743pt" style:font-size-complex="4.90000009536743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3cm" svg:height="9.032cm" svg:x="1.775cm" svg:y="1.2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355cm" svg:height="6.326cm" svg:x="8.381cm" svg:y="2.4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0.356cm" svg:height="6.326cm" svg:x="7.849cm" svg:y="2.457cm">
          <text:p/>
          <draw:enhanced-geometry svg:viewBox="0 0 21600 21600" draw:mirror-horizontal="true" draw:type="rectangle" draw:enhanced-path="M 0 0 L 21600 0 21600 21600 0 21600 0 0 Z N"/>
        </draw:custom-shape>
        <draw:g>
          <draw:polyline draw:style-name="gr3" draw:text-style-name="P1" draw:layer="layout" svg:width="0.177cm" svg:height="0.035cm" svg:x="8.206cm" svg:y="2.421cm" svg:viewBox="0 0 178 36" draw:points="178,36 178,0 0,0 0,36">
            <text:p/>
          </draw:polyline>
          <draw:polyline draw:style-name="gr3" draw:text-style-name="P1" draw:layer="layout" svg:width="0.532cm" svg:height="0.07cm" svg:x="8.028cm" svg:y="2.386cm" svg:viewBox="0 0 533 71" draw:points="533,71 533,0 0,0 0,71">
            <text:p/>
          </draw:polyline>
          <draw:polyline draw:style-name="gr3" draw:text-style-name="P1" draw:layer="layout" svg:width="0.888cm" svg:height="0.106cm" svg:x="7.85cm" svg:y="2.35cm" svg:viewBox="0 0 889 107" draw:points="889,107 889,0 0,0 0,107">
            <text:p/>
          </draw:polyline>
        </draw:g>
        <draw:g>
          <draw:polyline draw:style-name="gr3" draw:text-style-name="P1" draw:layer="layout" svg:width="0.177cm" svg:height="0.035cm" svg:x="7.672cm" svg:y="8.783cm" svg:viewBox="0 0 178 36" draw:points="0,0 0,36 178,36 178,0">
            <text:p/>
          </draw:polyline>
          <draw:polyline draw:style-name="gr3" draw:text-style-name="P1" draw:layer="layout" svg:width="0.532cm" svg:height="0.07cm" svg:x="7.494cm" svg:y="8.783cm" svg:viewBox="0 0 533 71" draw:points="0,0 0,71 533,71 533,0">
            <text:p/>
          </draw:polyline>
          <draw:polyline draw:style-name="gr3" draw:text-style-name="P1" draw:layer="layout" svg:width="0.888cm" svg:height="0.106cm" svg:x="7.317cm" svg:y="8.783cm" svg:viewBox="0 0 889 107" draw:points="0,0 0,107 889,107 889,0">
            <text:p/>
          </draw:polyline>
        </draw:g>
        <draw:custom-shape draw:style-name="gr2" draw:text-style-name="P2" draw:layer="layout" svg:width="0.356cm" svg:height="6.326cm" svg:x="7.317cm" svg:y="2.4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0.356cm" svg:height="6.326cm" svg:x="6.783cm" svg:y="2.457cm">
          <text:p/>
          <draw:enhanced-geometry svg:viewBox="0 0 21600 21600" draw:mirror-horizontal="true" draw:type="rectangle" draw:enhanced-path="M 0 0 L 21600 0 21600 21600 0 21600 0 0 Z N"/>
        </draw:custom-shape>
        <draw:g>
          <draw:polyline draw:style-name="gr3" draw:text-style-name="P1" draw:layer="layout" svg:width="0.177cm" svg:height="0.035cm" svg:x="7.139cm" svg:y="2.421cm" svg:viewBox="0 0 178 36" draw:points="178,36 178,0 0,0 0,36">
            <text:p/>
          </draw:polyline>
          <draw:polyline draw:style-name="gr3" draw:text-style-name="P1" draw:layer="layout" svg:width="0.532cm" svg:height="0.07cm" svg:x="6.961cm" svg:y="2.386cm" svg:viewBox="0 0 533 71" draw:points="533,71 533,0 0,0 0,71">
            <text:p/>
          </draw:polyline>
          <draw:polyline draw:style-name="gr3" draw:text-style-name="P1" draw:layer="layout" svg:width="0.888cm" svg:height="0.106cm" svg:x="6.783cm" svg:y="2.35cm" svg:viewBox="0 0 889 107" draw:points="889,107 889,0 0,0 0,107">
            <text:p/>
          </draw:polyline>
        </draw:g>
        <draw:g>
          <draw:polyline draw:style-name="gr3" draw:text-style-name="P1" draw:layer="layout" svg:width="0.177cm" svg:height="0.035cm" svg:x="6.605cm" svg:y="8.783cm" svg:viewBox="0 0 178 36" draw:points="0,0 0,36 178,36 178,0">
            <text:p/>
          </draw:polyline>
          <draw:polyline draw:style-name="gr3" draw:text-style-name="P1" draw:layer="layout" svg:width="0.532cm" svg:height="0.07cm" svg:x="6.428cm" svg:y="8.783cm" svg:viewBox="0 0 533 71" draw:points="0,0 0,71 533,71 533,0">
            <text:p/>
          </draw:polyline>
          <draw:polyline draw:style-name="gr3" draw:text-style-name="P1" draw:layer="layout" svg:width="0.888cm" svg:height="0.106cm" svg:x="6.25cm" svg:y="8.783cm" svg:viewBox="0 0 889 107" draw:points="0,0 0,107 889,107 889,0">
            <text:p/>
          </draw:polyline>
        </draw:g>
        <draw:custom-shape draw:style-name="gr2" draw:text-style-name="P2" draw:layer="layout" svg:width="0.356cm" svg:height="6.326cm" svg:x="6.249cm" svg:y="2.4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0.355cm" svg:height="6.326cm" svg:x="5.714cm" svg:y="2.457cm">
          <text:p/>
          <draw:enhanced-geometry svg:viewBox="0 0 21600 21600" draw:mirror-horizontal="true" draw:type="rectangle" draw:enhanced-path="M 0 0 L 21600 0 21600 21600 0 21600 0 0 Z N"/>
        </draw:custom-shape>
        <draw:g>
          <draw:polyline draw:style-name="gr3" draw:text-style-name="P1" draw:layer="layout" svg:width="0.177cm" svg:height="0.035cm" svg:x="6.072cm" svg:y="2.421cm" svg:viewBox="0 0 178 36" draw:points="178,36 178,0 0,0 0,36">
            <text:p/>
          </draw:polyline>
          <draw:polyline draw:style-name="gr3" draw:text-style-name="P1" draw:layer="layout" svg:width="0.532cm" svg:height="0.07cm" svg:x="5.894cm" svg:y="2.386cm" svg:viewBox="0 0 533 71" draw:points="533,71 533,0 0,0 0,71">
            <text:p/>
          </draw:polyline>
          <draw:polyline draw:style-name="gr3" draw:text-style-name="P1" draw:layer="layout" svg:width="0.888cm" svg:height="0.106cm" svg:x="5.716cm" svg:y="2.35cm" svg:viewBox="0 0 889 107" draw:points="889,107 889,0 0,0 0,107">
            <text:p/>
          </draw:polyline>
        </draw:g>
        <draw:g>
          <draw:polyline draw:style-name="gr3" draw:text-style-name="P1" draw:layer="layout" svg:width="0.177cm" svg:height="0.035cm" svg:x="5.539cm" svg:y="8.783cm" svg:viewBox="0 0 178 36" draw:points="0,0 0,36 178,36 178,0">
            <text:p/>
          </draw:polyline>
          <draw:polyline draw:style-name="gr3" draw:text-style-name="P1" draw:layer="layout" svg:width="0.532cm" svg:height="0.07cm" svg:x="5.361cm" svg:y="8.783cm" svg:viewBox="0 0 533 71" draw:points="0,0 0,71 533,71 533,0">
            <text:p/>
          </draw:polyline>
          <draw:polyline draw:style-name="gr3" draw:text-style-name="P1" draw:layer="layout" svg:width="0.888cm" svg:height="0.106cm" svg:x="5.183cm" svg:y="8.783cm" svg:viewBox="0 0 889 107" draw:points="0,0 0,107 889,107 889,0">
            <text:p/>
          </draw:polyline>
        </draw:g>
        <draw:custom-shape draw:style-name="gr2" draw:text-style-name="P2" draw:layer="layout" svg:width="0.355cm" svg:height="6.326cm" svg:x="5.18cm" svg:y="2.4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0.356cm" svg:height="6.326cm" svg:x="4.65cm" svg:y="2.457cm">
          <text:p/>
          <draw:enhanced-geometry svg:viewBox="0 0 21600 21600" draw:mirror-horizontal="true" draw:type="rectangle" draw:enhanced-path="M 0 0 L 21600 0 21600 21600 0 21600 0 0 Z N"/>
        </draw:custom-shape>
        <draw:g>
          <draw:polyline draw:style-name="gr3" draw:text-style-name="P1" draw:layer="layout" svg:width="0.177cm" svg:height="0.035cm" svg:x="5.005cm" svg:y="2.421cm" svg:viewBox="0 0 178 36" draw:points="178,36 178,0 0,0 0,36">
            <text:p/>
          </draw:polyline>
          <draw:polyline draw:style-name="gr3" draw:text-style-name="P1" draw:layer="layout" svg:width="0.532cm" svg:height="0.07cm" svg:x="4.827cm" svg:y="2.386cm" svg:viewBox="0 0 533 71" draw:points="533,71 533,0 0,0 0,71">
            <text:p/>
          </draw:polyline>
          <draw:polyline draw:style-name="gr3" draw:text-style-name="P1" draw:layer="layout" svg:width="0.888cm" svg:height="0.106cm" svg:x="4.65cm" svg:y="2.35cm" svg:viewBox="0 0 889 107" draw:points="889,107 889,0 0,0 0,107">
            <text:p/>
          </draw:polyline>
        </draw:g>
        <draw:g>
          <draw:polyline draw:style-name="gr3" draw:text-style-name="P1" draw:layer="layout" svg:width="0.177cm" svg:height="0.035cm" svg:x="4.472cm" svg:y="8.783cm" svg:viewBox="0 0 178 36" draw:points="0,0 0,36 178,36 178,0">
            <text:p/>
          </draw:polyline>
          <draw:polyline draw:style-name="gr3" draw:text-style-name="P1" draw:layer="layout" svg:width="0.532cm" svg:height="0.07cm" svg:x="4.294cm" svg:y="8.783cm" svg:viewBox="0 0 533 71" draw:points="0,0 0,71 533,71 533,0">
            <text:p/>
          </draw:polyline>
          <draw:polyline draw:style-name="gr3" draw:text-style-name="P1" draw:layer="layout" svg:width="0.888cm" svg:height="0.106cm" svg:x="4.116cm" svg:y="8.783cm" svg:viewBox="0 0 889 107" draw:points="0,0 0,107 889,107 889,0">
            <text:p/>
          </draw:polyline>
        </draw:g>
        <draw:custom-shape draw:style-name="gr2" draw:text-style-name="P2" draw:layer="layout" svg:width="0.356cm" svg:height="6.326cm" svg:x="4.116cm" svg:y="2.4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0.356cm" svg:height="6.326cm" svg:x="3.582cm" svg:y="2.457cm">
          <text:p/>
          <draw:enhanced-geometry svg:viewBox="0 0 21600 21600" draw:mirror-horizontal="true" draw:type="rectangle" draw:enhanced-path="M 0 0 L 21600 0 21600 21600 0 21600 0 0 Z N"/>
        </draw:custom-shape>
        <draw:g>
          <draw:polyline draw:style-name="gr3" draw:text-style-name="P1" draw:layer="layout" svg:width="0.177cm" svg:height="0.035cm" svg:x="3.938cm" svg:y="2.421cm" svg:viewBox="0 0 178 36" draw:points="178,36 178,0 0,0 0,36">
            <text:p/>
          </draw:polyline>
          <draw:polyline draw:style-name="gr3" draw:text-style-name="P1" draw:layer="layout" svg:width="0.532cm" svg:height="0.07cm" svg:x="3.761cm" svg:y="2.386cm" svg:viewBox="0 0 533 71" draw:points="533,71 533,0 0,0 0,71">
            <text:p/>
          </draw:polyline>
          <draw:polyline draw:style-name="gr3" draw:text-style-name="P1" draw:layer="layout" svg:width="0.888cm" svg:height="0.106cm" svg:x="3.583cm" svg:y="2.35cm" svg:viewBox="0 0 889 107" draw:points="889,107 889,0 0,0 0,107">
            <text:p/>
          </draw:polyline>
        </draw:g>
        <draw:g>
          <draw:polyline draw:style-name="gr3" draw:text-style-name="P1" draw:layer="layout" svg:width="0.177cm" svg:height="0.035cm" svg:x="3.405cm" svg:y="8.783cm" svg:viewBox="0 0 178 36" draw:points="0,0 0,36 178,36 178,0">
            <text:p/>
          </draw:polyline>
          <draw:polyline draw:style-name="gr3" draw:text-style-name="P1" draw:layer="layout" svg:width="0.532cm" svg:height="0.07cm" svg:x="3.227cm" svg:y="8.783cm" svg:viewBox="0 0 533 71" draw:points="0,0 0,71 533,71 533,0">
            <text:p/>
          </draw:polyline>
          <draw:polyline draw:style-name="gr3" draw:text-style-name="P1" draw:layer="layout" svg:width="0.888cm" svg:height="0.106cm" svg:x="3.049cm" svg:y="8.783cm" svg:viewBox="0 0 889 107" draw:points="0,0 0,107 889,107 889,0">
            <text:p/>
          </draw:polyline>
        </draw:g>
        <draw:custom-shape draw:style-name="gr2" draw:text-style-name="P2" draw:layer="layout" svg:width="0.356cm" svg:height="6.326cm" svg:x="3.05cm" svg:y="2.457cm">
          <text:p/>
          <draw:enhanced-geometry svg:viewBox="0 0 21600 21600" draw:mirror-horizontal="true" draw:type="rectangle" draw:enhanced-path="M 0 0 L 21600 0 21600 21600 0 21600 0 0 Z N"/>
        </draw:custom-shape>
        <draw:polyline draw:style-name="gr3" draw:text-style-name="P1" draw:layer="layout" svg:width="0.253cm" svg:height="0.634cm" svg:x="8.739cm" svg:y="8.763cm" svg:viewBox="0 0 254 635" draw:points="0,0 0,635 254,635">
          <text:p/>
        </draw:polyline>
        <draw:polyline draw:style-name="gr3" draw:text-style-name="P1" draw:layer="layout" svg:width="0.492cm" svg:height="0.698cm" svg:x="8.564cm" svg:y="8.763cm" svg:viewBox="0 0 493 699" draw:points="0,0 0,699 493,699">
          <text:p/>
        </draw:polyline>
        <draw:polyline draw:style-name="gr3" draw:text-style-name="P1" draw:layer="layout" svg:width="0.785cm" svg:height="0.761cm" svg:x="8.398cm" svg:y="8.763cm" svg:viewBox="0 0 786 762" draw:points="0,0 0,762 786,762">
          <text:p/>
        </draw:polyline>
        <draw:polyline draw:style-name="gr3" draw:text-style-name="P1" draw:layer="layout" svg:width="0.253cm" svg:height="0.634cm" svg:x="2.811cm" svg:y="1.83cm" svg:viewBox="0 0 254 635" draw:points="254,635 254,0 0,0">
          <text:p/>
        </draw:polyline>
        <draw:polyline draw:style-name="gr3" draw:text-style-name="P1" draw:layer="layout" svg:width="0.492cm" svg:height="0.698cm" svg:x="2.747cm" svg:y="1.766cm" svg:viewBox="0 0 493 699" draw:points="493,699 493,0 0,0">
          <text:p/>
        </draw:polyline>
        <draw:polyline draw:style-name="gr3" draw:text-style-name="P1" draw:layer="layout" svg:width="0.785cm" svg:height="0.761cm" svg:x="2.62cm" svg:y="1.703cm" svg:viewBox="0 0 786 762" draw:points="786,762 786,0 0,0">
          <text:p/>
        </draw:polyline>
        <draw:line draw:style-name="gr3" draw:text-style-name="P1" draw:layer="layout" svg:x1="9.374cm" svg:y1="9.017cm" svg:x2="9.374cm" svg:y2="2.223cm">
          <text:p/>
        </draw:line>
        <draw:line draw:style-name="gr3" draw:text-style-name="P1" draw:layer="layout" svg:x1="9.451cm" svg:y1="9.149cm" svg:x2="9.451cm" svg:y2="2.101cm">
          <text:p/>
        </draw:line>
        <draw:line draw:style-name="gr3" draw:text-style-name="P1" draw:layer="layout" svg:x1="9.525cm" svg:y1="9.141cm" svg:x2="9.525cm" svg:y2="2.093cm">
          <text:p/>
        </draw:line>
        <draw:custom-shape draw:style-name="gr2" draw:text-style-name="P2" draw:layer="layout" svg:width="0.355cm" svg:height="0.571cm" draw:transform="rotate (2.35619449019234) translate (9.178cm 2.30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0.355cm" svg:height="0.571cm" draw:transform="rotate (2.35619449019234) translate (9.178cm 9.583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3" draw:text-style-name="P1" draw:layer="layout" svg:x1="2.465cm" svg:y1="9.057cm" svg:x2="2.465cm" svg:y2="2.263cm">
          <text:p/>
        </draw:line>
        <draw:line draw:style-name="gr3" draw:text-style-name="P1" draw:layer="layout" svg:x1="2.388cm" svg:y1="9.189cm" svg:x2="2.388cm" svg:y2="2.141cm">
          <text:p/>
        </draw:line>
        <draw:line draw:style-name="gr3" draw:text-style-name="P1" draw:layer="layout" svg:x1="2.314cm" svg:y1="9.181cm" svg:x2="2.314cm" svg:y2="2.133cm">
          <text:p/>
        </draw:line>
        <draw:custom-shape draw:style-name="gr2" draw:text-style-name="P2" draw:layer="layout" svg:width="0.355cm" svg:height="0.571cm" draw:transform="rotate (0.785398163397448) translate (2.196cm 1.8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2.403cm" svg:height="0.937cm" svg:x="4.535cm" svg:y="9.115cm">
          <text:p text:style-name="P2"><text:span text:style-name="T1">R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draw:text-style-name="P1" draw:layer="layout" svg:width="1.994cm" svg:height="0.285cm" svg:x="2.671cm" svg:y="9.192cm" svg:viewBox="0 0 1995 286" draw:points="0,286 1444,286 1444,0 1995,0">
          <text:p/>
        </draw:polyline>
        <draw:polyline draw:style-name="gr3" draw:text-style-name="P1" draw:layer="layout" svg:width="0.837cm" svg:height="0.855cm" svg:x="2.66cm" svg:y="9.555cm" svg:viewBox="0 0 838 856" draw:points="0,0 838,0 838,856">
          <text:p/>
        </draw:polyline>
        <draw:polyline draw:style-name="gr3" draw:text-style-name="P1" draw:layer="layout" svg:width="0.936cm" svg:height="1.02cm" svg:x="2.737cm" svg:y="9.39cm" svg:viewBox="0 0 937 1021" draw:points="0,0 937,0 937,1021">
          <text:p/>
        </draw:polyline>
        <draw:line draw:style-name="gr3" draw:text-style-name="P1" draw:layer="layout" svg:x1="3.495cm" svg:y1="9.819cm" svg:x2="4.435cm" svg:y2="9.82cm">
          <text:p/>
        </draw:line>
        <draw:line draw:style-name="gr3" draw:text-style-name="P1" draw:layer="layout" svg:x1="3.667cm" svg:y1="9.908cm" svg:x2="4.611cm" svg:y2="9.908cm">
          <text:p/>
        </draw:line>
        <draw:custom-shape draw:style-name="gr2" draw:text-style-name="P1" draw:layer="layout" svg:width="0.253cm" svg:height="0.198cm" svg:x="4.447cm" svg:y="9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55cm" svg:height="0.571cm" draw:transform="rotate (0.785398163397448) translate (2.196cm 9.199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5" draw:text-style-name="P4" draw:layer="layout" svg:width="0.746cm" svg:height="0.42cm" svg:x="6.883cm" svg:y="9.346cm">
          <text:p text:style-name="P2"><text:span text:style-name="T2">Wifi from</text:span><text:span text:style-name="T2"><text:line-break/></text:span><text:span text:style-name="T2">USB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1cm" svg:height="0.493cm" svg:x="3.026cm" svg:y="10.507cm">
          <draw:text-box>
            <text:p><text:span text:style-name="T3">5V 10A</text:span></text:p>
          </draw:text-box>
        </draw:frame>
        <draw:custom-shape draw:style-name="gr5" draw:text-style-name="P4" draw:layer="layout" svg:width="0.655cm" svg:height="0.214cm" svg:x="4.578cm" svg:y="9.159cm">
          <text:p text:style-name="P2"><text:span text:style-name="T2">PIN 1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</meta:initial-creator>
    <meta:creation-date>2014-12-02T23:13:25.693933579</meta:creation-date>
    <dc:date>2014-12-16T21:10:30.646417300</dc:date>
    <dc:creator>bernd </dc:creator>
    <meta:editing-duration>PT26M17S</meta:editing-duration>
    <meta:editing-cycles>7</meta:editing-cycles>
    <meta:generator>LibreOffice/4.1.3.2$Linux_X86_64 LibreOffice_project/410m0$Build-2</meta:generator>
    <meta:document-statistic meta:object-count="78"/>
  </office:meta>
</office:document-meta>
</file>